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diagonal-bl-tr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3"/>
        <table:table-column table:style-name="co1" table:default-cell-style-name="ce12"/>
        <table:table-column table:style-name="co1" table:number-columns-repeated="2" table:default-cell-style-name="ce3"/>
        <table:table-column table:style-name="co1" table:default-cell-style-name="ce12"/>
        <table:table-column table:style-name="co1" table:number-columns-repeated="4" table:default-cell-style-name="ce10"/>
        <table:table-column table:style-name="co1" table:default-cell-style-name="ce12"/>
        <table:table-column table:style-name="co1" table:number-columns-repeated="13" table:default-cell-style-name="ce10"/>
        <table:table-column table:style-name="co1" table:number-columns-repeated="16360"/>
        <table:table-row table:style-name="ro1">
          <table:table-cell table:style-name="ce3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10"/>
          <table:table-cell office:value-type="string" calcext:value-type="string" table:number-columns-spanned="5" table:number-rows-spanned="1">
            <text:p>ASIC</text:p>
          </table:table-cell>
          <table:covered-table-cell table:number-columns-repeated="4" table:style-name="ce3"/>
          <table:table-cell office:value-type="string" calcext:value-type="string">
            <text:p>MPPC Board</text:p>
          </table:table-cell>
          <table:table-cell table:style-name="ce3" table:number-columns-repeated="16373"/>
        </table:table-row>
        <table:table-row table:style-name="ro1">
          <table:table-cell table:style-name="ce2" office:value-type="string" calcext:value-type="string">
            <text:p>portID</text:p>
          </table:table-cell>
          <table:table-cell table:style-name="ce2" office:value-type="string" calcext:value-type="string">
            <text:p>slaveID</text:p>
          </table:table-cell>
          <table:table-cell table:style-name="ce5" office:value-type="string" calcext:value-type="string">
            <text:p>No.</text:p>
          </table:table-cell>
          <table:table-cell table:style-name="ce2" office:value-type="string" calcext:value-type="string">
            <text:p>port name</text:p>
          </table:table-cell>
          <table:table-cell table:style-name="ce2" office:value-type="string" calcext:value-type="string">
            <text:p>serial</text:p>
          </table:table-cell>
          <table:table-cell table:style-name="ce5" office:value-type="string" calcext:value-type="string">
            <text:p>No.</text:p>
          </table:table-cell>
          <table:table-cell table:style-name="ce2" office:value-type="string" calcext:value-type="string">
            <text:p>chipID</text:p>
          </table:table-cell>
          <table:table-cell table:style-name="ce2" office:value-type="string" calcext:value-type="string">
            <text:p>channelID</text:p>
          </table:table-cell>
          <table:table-cell table:style-name="ce2" office:value-type="string" calcext:value-type="string">
            <text:p>trigger region</text:p>
          </table:table-cell>
          <table:table-cell table:style-name="ce2" office:value-type="string" calcext:value-type="string">
            <text:p>serial</text:p>
          </table:table-cell>
          <table:table-cell table:style-name="ce5" office:value-type="string" calcext:value-type="string">
            <text:p>name</text:p>
          </table:table-cell>
          <table:table-cell table:style-name="ce18" office:value-type="string" calcext:value-type="string">
            <text:p>side</text:p>
          </table:table-cell>
          <table:table-cell table:style-name="ce2" table:number-columns-repeated="16372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table:number-columns-spanned="1" table:number-rows-spanned="4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string" calcext:value-type="string">
            <text:p>X4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6" calcext:value-type="float">
            <text:p>6</text:p>
          </table:covered-table-cell>
          <table:covered-table-cell table:number-columns-repeated="2"/>
          <table:table-cell office:value-type="string" calcext:value-type="string">
            <text:p>X6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string" calcext:value-type="string">
            <text:p>X10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4" calcext:value-type="float">
            <text:p>4</text:p>
          </table:covered-table-cell>
          <table:covered-table-cell table:number-columns-repeated="2"/>
          <table:table-cell office:value-type="string" calcext:value-type="string">
            <text:p>X8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table:number-columns-spanned="1" table:number-rows-spanned="4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string" calcext:value-type="string">
            <text:p>U9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2" calcext:value-type="float">
            <text:p>2</text:p>
          </table:covered-table-cell>
          <table:covered-table-cell table:number-columns-repeated="2"/>
          <table:table-cell office:value-type="string" calcext:value-type="string">
            <text:p>X2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string" calcext:value-type="string">
            <text:p>U5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0" calcext:value-type="float">
            <text:p>0</text:p>
          </table:covered-table-cell>
          <table:covered-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N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3" calcext:value-type="float" table:number-columns-spanned="1" table:number-rows-spanned="4">
            <text:p>3</text:p>
          </table:table-cell>
          <table:table-cell office:value-type="string" calcext:value-type="string" table:number-columns-spanned="1" table:number-rows-spanned="4">
            <text:p>F3</text:p>
          </table:table-cell>
          <table:table-cell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>
            <text:p>U3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4" calcext:value-type="float">
            <text:p>14</text:p>
          </table:covered-table-cell>
          <table:covered-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>
            <text:p>Y5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2" calcext:value-type="float">
            <text:p>12</text:p>
          </table:covered-table-cell>
          <table:covered-table-cell table:number-columns-repeated="2"/>
          <table:table-cell office:value-type="string" calcext:value-type="string">
            <text:p>Y7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table:number-columns-spanned="1" table:number-rows-spanned="4"/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>
            <text:p>Y1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0" calcext:value-type="float">
            <text:p>10</text:p>
          </table:covered-table-cell>
          <table:covered-table-cell table:number-columns-repeated="2"/>
          <table:table-cell office:value-type="string" calcext:value-type="string">
            <text:p>Y3</text:p>
          </table:table-cell>
          <table:table-cell office:value-type="string" calcext:value-type="string">
            <text:p>W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>
            <text:p>X1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8" calcext:value-type="float">
            <text:p>8</text:p>
          </table:covered-table-cell>
          <table:covered-table-cell table:number-columns-repeated="2"/>
          <table:table-cell office:value-type="string" calcext:value-type="string">
            <text:p>X3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5</text:p>
          </table:table-cell>
          <table:table-cell office:value-type="string" calcext:value-type="string" table:number-columns-spanned="1" table:number-rows-spanned="4">
            <text:p>SN 0879</text:p>
          </table:table-cell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float" office:value="8" calcext:value-type="float" table:number-columns-spanned="1" table:number-rows-spanned="2">
            <text:p>8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string" calcext:value-type="string">
            <text:p>X9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6" calcext:value-type="float">
            <text:p>6</text:p>
          </table:covered-table-cell>
          <table:covered-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string" calcext:value-type="string">
            <text:p>X5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4" calcext:value-type="float">
            <text:p>4</text:p>
          </table:covered-table-cell>
          <table:covered-table-cell table:number-columns-repeated="2"/>
          <table:table-cell office:value-type="string" calcext:value-type="string">
            <text:p>X7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2" calcext:value-type="float">
            <text:p>2</text:p>
          </table:covered-table-cell>
          <table:covered-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S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string" calcext:value-type="string">
            <text:p>U8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0" calcext:value-type="float">
            <text:p>0</text:p>
          </table:covered-table-cell>
          <table:covered-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7" calcext:value-type="float" table:number-columns-spanned="1" table:number-rows-spanned="4">
            <text:p>7</text:p>
          </table:table-cell>
          <table:table-cell office:value-type="string" calcext:value-type="string" table:number-columns-spanned="1" table:number-rows-spanned="4">
            <text:p>F7</text:p>
          </table:table-cell>
          <table:table-cell office:value-type="string" calcext:value-type="string" table:number-columns-spanned="1" table:number-rows-spanned="4">
            <text:p>SN 0878</text:p>
          </table:table-cell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float" office:value="12" calcext:value-type="float" table:number-columns-spanned="1" table:number-rows-spanned="2">
            <text:p>12</text:p>
          </table:table-cell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77" calcext:value-type="float" table:number-columns-spanned="1" table:number-rows-spanned="2">
            <text:p>6377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4" calcext:value-type="float">
            <text:p>14</text:p>
          </table:covered-table-cell>
          <table:covered-table-cell table:number-columns-repeated="2"/>
          <table:table-cell office:value-type="string" calcext:value-type="string">
            <text:p>Y4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E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2" calcext:value-type="float">
            <text:p>12</text:p>
          </table:covered-table-cell>
          <table:covered-table-cell table:number-columns-repeated="2"/>
          <table:table-cell table:style-name="ce7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2"/>
          <table:table-cell table:style-name="ce6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4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/</text:p>
          </table:table-cell>
          <table:table-cell table:style-name="ce7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10" calcext:value-type="float">
            <text:p>10</text:p>
          </table:covered-table-cell>
          <table:covered-table-cell table:number-columns-repeated="2"/>
          <table:table-cell table:style-name="ce7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5"/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4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/</text:p>
          </table:table-cell>
          <table:table-cell table:style-name="ce7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covered-table-cell table:number-columns-repeated="6"/>
          <table:covered-table-cell table:style-name="ce12"/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style-name="ce8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style-name="ce19" table:number-columns-repeated="12"/>
          <table:table-cell table:style-name="ce10" table:number-columns-repeated="16360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2"/>
          <table:table-cell table:style-name="ce10" table:number-columns-repeated="16360"/>
        </table:table-row>
        <table:table-row table:style-name="ro1" table:number-rows-repeated="1048540">
          <table:table-cell table:number-columns-repeated="24"/>
          <table:table-cell table:style-name="ce10" table:number-columns-repeated="16360"/>
        </table:table-row>
        <table:table-row table:style-name="ro1">
          <table:table-cell table:number-columns-repeated="24"/>
          <table:table-cell table:style-name="ce10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7:01:31.973354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42:20.885685208</meta:creation-date>
    <meta:generator>LibreOffice/25.2.7.2$Linux_X86_64 LibreOffice_project/520$Build-2</meta:generator>
    <dc:date>2025-11-18T17:06:02.779237755</dc:date>
    <meta:editing-duration>PT3H51M39S</meta:editing-duration>
    <meta:editing-cycles>12</meta:editing-cycles>
    <meta:document-statistic meta:table-count="1" meta:cell-count="189" meta:object-count="0"/>
  </office:meta>
</office:document-meta>
</file>